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08a" officeooo:paragraph-rsid="0015d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jfdkhaoufgaoifha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1:33:06.788592457</meta:creation-date>
    <dc:date>2022-07-26T11:33:32.669245723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9" meta:non-whitespace-character-count="19"/>
    <meta:generator>LibreOffice/6.4.7.2$Linux_X86_64 LibreOffice_project/40$Build-2</meta:generator>
  </office:meta>
</office:document-meta>
</file>